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24-12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24-01-0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23-01-0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22-01-0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21-01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20-11-1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20-01-0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9008" calcext:value-type="float">
            <text:p>108.6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19-01-02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18-01-0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3744" calcext:value-type="float">
            <text:p>109.2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17-01-09 18:01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0784" calcext:value-type="float">
            <text:p>108.3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16-01-06 16:11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3192" calcext:value-type="float">
            <text:p>107.0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15-01-05 20:43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14-01-06 22:01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0312" calcext:value-type="float">
            <text:p>103.0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47101153402</text:p>
          </table:table-cell>
          <table:table-cell office:value-type="string" calcext:value-type="string">
            <text:p>27S 36W 21DCD 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